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font cf0721 d7d3b392b6874ee480eabef270de9b86" svg:font-family="'wfont cf0721 d7d3b392b6874ee480eabef270de9b86', 'wf d7d3b392b6874ee480eabef27', 'orig caviar drea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Standard">
      <style:paragraph-properties fo:padding="0.074cm" fo:border-left="none" fo:border-right="none" fo:border-top="none" fo:border-bottom="0.002cm solid #000000" style:join-border="false"/>
      <style:text-properties fo:font-size="12pt" fo:font-weight="normal" style:font-size-asian="12pt" style:font-weight-asian="normal" style:font-size-complex="12pt" style:font-weight-complex="normal"/>
    </style:style>
    <style:style style:name="P6" style:family="paragraph" style:parent-style-name="Standard">
      <style:paragraph-properties fo:padding="0.074cm" fo:border-left="none" fo:border-right="none" fo:border-top="none" fo:border-bottom="0.002cm solid #000000" style:join-border="false"/>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Heading_20_2">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color="#ffffff" fo:font-weight="normal" style:font-weight-asian="normal" style:font-weight-complex="normal"/>
    </style:style>
    <style:style style:name="T5" style:family="text">
      <style:text-properties fo:color="#ffffff" style:font-name="wfont cf0721 d7d3b392b6874ee480eabef270de9b86" fo:font-weight="normal" style:font-weight-asian="normal" style:font-weight-complex="normal"/>
    </style:style>
    <style:style style:name="T6" style:family="text">
      <style:text-properties fo:color="#ffffff" style:font-name="wfont cf0721 d7d3b392b6874ee480eabef270de9b86" fo:font-weight="bold" style:font-weight-asian="normal" style:font-weight-complex="normal"/>
    </style:style>
    <style:style style:name="T7" style:family="text">
      <style:text-properties fo:color="#ffffff" style:font-name="Times New Roman" fo:font-size="12pt" fo:font-weight="normal" style:font-size-asian="12pt" style:font-weight-asian="normal" style:font-size-complex="12pt" style:font-weight-complex="normal"/>
    </style:style>
    <style:style style:name="T8" style:family="text">
      <style:text-properties style:font-name="wfont cf0721 d7d3b392b6874ee480eabef270de9b86" fo:font-weight="normal" style:font-weight-asian="normal" style:font-weight-complex="normal"/>
    </style:style>
    <style:style style:name="T9" style:family="text">
      <style:text-properties style:font-name="wfont cf0721 d7d3b392b6874ee480eabef270de9b86" fo:font-weight="bold" style:font-weight-asian="normal" style:font-weight-complex="normal"/>
    </style:style>
    <style:style style:name="T10" style:family="text">
      <style:text-properties fo:color="#000000"/>
    </style:style>
    <style:style style:name="T11" style:family="text">
      <style:text-properties fo:color="#000000" style:font-name="wfont cf0721 d7d3b392b6874ee480eabef270de9b86"/>
    </style:style>
    <style:style style:name="T12" style:family="text">
      <style:text-properties fo:color="#000000" style:font-name="wfont cf0721 d7d3b392b6874ee480eabef270de9b86" fo:font-weight="normal" style:font-weight-asian="normal" style:font-weight-complex="normal"/>
    </style:style>
    <style:style style:name="T13" style:family="text">
      <style:text-properties fo:color="#000000" style:font-name="wfont cf0721 d7d3b392b6874ee480eabef270de9b86" fo:font-weight="bold" style:font-weight-asian="normal" style:font-weight-complex="normal"/>
    </style:style>
    <style:style style:name="T14" style:family="text">
      <style:text-properties fo:color="#000000" style:font-name="wfont cf0721 d7d3b392b6874ee480eabef270de9b86" fo:font-weight="bold" style:font-weight-asian="bold" style:font-weight-complex="bold"/>
    </style:style>
    <style:style style:name="T15" style:family="text">
      <style:text-properties fo:color="#000000" style:font-name="wfont cf0721 d7d3b392b6874ee480eabef270de9b86" fo:font-size="12pt" fo:font-weight="normal" style:font-size-asian="12pt" style:font-weight-asian="normal" style:font-size-complex="12pt" style:font-weight-complex="normal"/>
    </style:style>
    <style:style style:name="T16" style:family="text">
      <style:text-properties fo:color="#000000" fo:font-weight="normal" style:font-weight-asian="normal" style:font-weight-complex="normal"/>
    </style:style>
    <style:style style:name="T17" style:family="text">
      <style:text-properties fo:color="#000000" fo:font-weight="bold" style:font-weight-asian="bold" style:font-weight-complex="bold"/>
    </style:style>
    <style:style style:name="T18" style:family="text">
      <style:text-properties fo:color="#000000" style:font-name="Times New Roman"/>
    </style:style>
    <style:style style:name="T19" style:family="text">
      <style:text-properties fo:color="#000000" style:font-name="Times New Roman" fo:font-weight="normal" style:font-weight-asian="normal" style:font-weight-complex="normal"/>
    </style:style>
    <style:style style:name="T20" style:family="text">
      <style:text-properties fo:color="#000000" style:font-name="Times New Roman" fo:font-weight="bold" style:font-weight-asian="bold" style:font-weight-complex="bold"/>
    </style:style>
    <style:style style:name="T21" style:family="text">
      <style:text-properties fo:color="#000000" style:font-name="Times New Roman" fo:font-size="12pt" fo:font-weight="normal" style:font-size-asian="12pt" style:font-weight-asian="normal" style:font-size-complex="12pt" style:font-weight-complex="normal"/>
    </style:style>
    <style:style style:name="T22" style:family="text">
      <style:text-properties fo:color="#000000" fo:font-size="12pt" fo:font-weight="normal" style:font-size-asian="12pt" style:font-weight-asian="normal" style:font-size-complex="12pt" style:font-weight-complex="normal"/>
    </style:style>
    <style:style style:name="T23" style:family="text">
      <style:text-properties style:font-name="Times New Roman"/>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bold" style:font-weight-asian="bold" style:font-weight-complex="bold"/>
    </style:style>
    <style:style style:name="T26" style:family="text">
      <style:text-properties style:font-name="Times New Roman" fo:font-size="12pt" fo:font-weight="normal" style:font-size-asian="12pt" style:font-weight-asian="normal" style:font-size-complex="12pt" style:font-weight-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CTIVITÉS</text:p>
      <text:p text:style-name="P3"/>
      <text:p text:style-name="P3"/>
      <text:p text:style-name="P3">Aquarium de Vannes</text:p>
      <text:p text:style-name="P3"><text:span text:style-name="T1"/></text:p>
      <text:p text:style-name="P3"><text:span text:style-name="T1">Parcourez le monde entier à la découverte de notre belle biodiversité marine !<text:line-break/>La visite de l'aquarium vous conduit des eaux du Golfe du Morbihan et de l'Atlantique aux lagons du Pacifique, en passant par l'Amazone et les grands lacs africains...<text:line-break/>Vous profitez d'une plongée dépaysante et instructive. </text:span></text:p>
      <text:p text:style-name="P3"><text:span text:style-name="T1"/></text:p>
      <text:p text:style-name="P3"><text:span text:style-name="T1">21, Rue Daniel Gilard</text:span></text:p>
      <text:p text:style-name="P8">56000 Vannes</text:p>
      <text:p text:style-name="P1"><text:a xlink:type="simple" xlink:href="http://aquariumdevannes.fr/" text:style-name="Internet_20_link" text:visited-style-name="Visited_20_Internet_20_Link"><text:span text:style-name="T23">http://aquariumdevannes.fr/</text:span></text:a></text:p>
      <text:p text:style-name="P4"/>
      <text:p text:style-name="P6"/>
      <text:p text:style-name="P4"/>
      <text:p text:style-name="P1"><text:span text:style-name="Strong_20_Emphasis"><text:span text:style-name="T23">La Cohue, Musée des Beaux-Arts </text:span></text:span></text:p>
      <text:p text:style-name="P1"><text:span text:style-name="Strong_20_Emphasis"><text:span text:style-name="T24"/></text:span></text:p>
      <text:p text:style-name="P1"><text:span text:style-name="Strong_20_Emphasis"><text:span text:style-name="T24">Les œuvres réunies dans la salle haute du musée de la Cohue, parlent des paysages connus et aimés de Geneviève Asse. Les titres Rhuys, Au fil des jours, Cahier océanique, disent la réalité vibrante qui traverse sa peinture depuis un peu plus d’un demi-siècle. </text:span></text:span></text:p>
      <text:p text:style-name="P1"><text:span text:style-name="Strong_20_Emphasis"><text:span text:style-name="T24"/></text:span></text:p>
      <text:p text:style-name="P1"><text:span text:style-name="Strong_20_Emphasis"><text:span text:style-name="T24">Place Saint-Pierre<text:line-break/>Vannes </text:span></text:span></text:p>
      <text:p text:style-name="P5"><text:span text:style-name="Strong_20_Emphasis"><text:span text:style-name="T24"/></text:span></text:p>
      <text:p text:style-name="P1"><text:span text:style-name="Strong_20_Emphasis"><text:span text:style-name="T24"/></text:span></text:p>
      <text:h text:style-name="P10" text:outline-level="2"><text:span text:style-name="Strong_20_Emphasis"><text:span text:style-name="T25">TI AR VRO, la Maison de la Culture bretonne</text:span></text:span></text:h>
      <text:p text:style-name="P1"><text:span text:style-name="Strong_20_Emphasis"><text:span text:style-name="T24">Parmi les objectifs affichés : promouvoir l’identité et la langue bretonnes, fédérer les associations bretonnes du pays de Vannes et permettre à la culture bretonne d’avoir une vitrine locale, nationale voire internationale. Le rôle de Ti Ar Vro sera aussi de faire de la médiation culturelle avec à terme des cours en breton à destination du grand public, organiser des ateliers de chant, des conférences et des projections et l’ouverture d’un pôle de documentation. </text:span></text:span></text:p>
      <text:p text:style-name="P1"><text:span text:style-name="Strong_20_Emphasis"><text:span text:style-name="T24"/></text:span></text:p>
      <text:p text:style-name="P1"><text:span text:style-name="Strong_20_Emphasis"><text:span text:style-name="T24">Ti Ar Vro - Rue de la salle d’asile </text:span></text:span></text:p>
      <text:p text:style-name="P1"><text:span text:style-name="Strong_20_Emphasis"><text:span text:style-name="T24"/></text:span></text:p>
      <text:p text:style-name="P1"><text:a xlink:type="simple" xlink:href="http://www.emglev-bro-gwened.net/" office:target-frame-name="_blank" xlink:show="new" text:style-name="Internet_20_link" text:visited-style-name="Visited_20_Internet_20_Link"><text:span text:style-name="Strong_20_Emphasis"><text:span text:style-name="T24">www.emglev-bro-gwened.net</text:span></text:span></text:a><text:span text:style-name="Strong_20_Emphasis"><text:span text:style-name="T24"> </text:span></text:span></text:p>
      <text:p text:style-name="P1"><text:span text:style-name="Strong_20_Emphasis"><text:span text:style-name="T24"/></text:span></text:p>
      <text:p text:style-name="P5"><text:span text:style-name="Strong_20_Emphasis"><text:span text:style-name="T24"/></text:span></text:p>
      <text:p text:style-name="P1"><text:span text:style-name="Strong_20_Emphasis"><text:span text:style-name="T24"/></text:span></text:p>
      <text:p text:style-name="P1"><text:span text:style-name="Strong_20_Emphasis"><text:span text:style-name="T25">Compagnie Du Golfe – Balade en bateau</text:span></text:span></text:p>
      <text:p text:style-name="P1"><text:span text:style-name="Strong_20_Emphasis"><text:span text:style-name="T24"/></text:span></text:p>
      <text:p text:style-name="Standard"><text:span text:style-name="Strong_20_Emphasis"><text:span text:style-name="T26">Compagnie spécialiste des croisières saisonnières sur le Golfe et vers les îles au large du Morbihan, la Compagnie du Golfe vous offre un large choix de prestations adaptées à toutes vos envies : tour du Golfe avec ou sans escale sur l’Île d’Arz et l’Île-aux-Moines, traversées vers Belle-Île-en-Mer et Houat. </text:span></text:span></text:p>
      <text:p text:style-name="P1"><text:span text:style-name="Strong_20_Emphasis"><text:span text:style-name="T24"/></text:span></text:p>
      <text:p text:style-name="P1"><text:span text:style-name="Strong_20_Emphasis"><text:span text:style-name="T24">7 Allée Loïc Caradec, 56000 Vannes </text:span></text:span></text:p>
      <text:p text:style-name="P1"><text:span text:style-name="Strong_20_Emphasis"><text:span text:style-name="T24"/></text:span></text:p>
      <text:p text:style-name="P1"><text:a xlink:type="simple" xlink:href="https://www.compagnie-du-golfe.fr/" text:style-name="Internet_20_link" text:visited-style-name="Visited_20_Internet_20_Link"><text:span text:style-name="Strong_20_Emphasis"><text:span text:style-name="T24">https://www.compagnie-du-golfe.fr/</text:span></text:span></text:a></text:p>
      <text:p text:style-name="P2"><text:soft-page-break/>RESTAURANTS</text:p>
      <text:p text:style-name="P3"/>
      <text:p text:style-name="P3"/>
      <text:p text:style-name="P8"><text:span text:style-name="Strong_20_Emphasis"><text:span text:style-name="T17">La Tête en l'Air</text:span></text:span></text:p>
      <text:p text:style-name="P7"><text:span text:style-name="Strong_20_Emphasis"><text:span text:style-name="T19">A La Tête en l'Air, rien n'est écrit, nous vous proposons un </text:span></text:span><text:span text:style-name="Strong_20_Emphasis"><text:span text:style-name="T19">MENU DEGUSTATION A L'AVEUGLE, décliné en 7, 5 ou 3 assiettes surprise, renouvelé toutes les trois semaines et composé avec les meilleurs produits de saison, 100% 'Fait Maison'...</text:span></text:span></text:p>
      <text:p text:style-name="P9"><text:span text:style-name="Strong_20_Emphasis"><text:span text:style-name="T21">43, rue de la Fontaine<text:line-break/></text:span></text:span><text:span text:style-name="T18">56000 Vannes</text:span></text:p>
      <text:p text:style-name="P1"><text:a xlink:type="simple" xlink:href="https://www.lateteenlair-vannes.fr/" text:style-name="Internet_20_link" text:visited-style-name="Visited_20_Internet_20_Link"><text:span text:style-name="Strong_20_Emphasis"><text:span text:style-name="T24">https://www.lateteenlair-vannes.fr/</text:span></text:span></text:a></text:p>
      <text:p text:style-name="P5"><text:span text:style-name="Strong_20_Emphasis"><text:span text:style-name="T24"/></text:span></text:p>
      <text:h text:style-name="P10" text:outline-level="2"><text:span text:style-name="Strong_20_Emphasis"><text:span text:style-name="T25">À l’Image Sainte-Anne</text:span></text:span></text:h>
      <text:p text:style-name="Standard"><text:span text:style-name="Strong_20_Emphasis"><text:span text:style-name="T26">Notre </text:span></text:span><text:span text:style-name="Strong_20_Emphasis"><text:span text:style-name="T26">restaurant A l’Image Sainte-Anne, table renommée depuis 1948 dans le pays de Vannes et labellisée Maître Restaurateur, vous propose une cuisine traditionnelle et créative au large accent breton.</text:span></text:span></text:p>
      <text:p text:style-name="Standard"><text:span text:style-name="Strong_20_Emphasis"><text:span text:style-name="T26"/></text:span></text:p>
      <text:p text:style-name="Standard"><text:span text:style-name="Strong_20_Emphasis"><text:span text:style-name="T26">8 place de la libération <text:line-break/>56000</text:span></text:span><text:span text:style-name="Strong_20_Emphasis"><text:span text:style-name="T21"> Vannes</text:span></text:span><text:span text:style-name="Strong_20_Emphasis"><text:span text:style-name="T26"> <text:s/></text:span></text:span></text:p>
      <text:p text:style-name="Standard"><text:span text:style-name="Strong_20_Emphasis"><text:span text:style-name="T26"/></text:span></text:p>
      <text:p text:style-name="Standard"><text:a xlink:type="simple" xlink:href="https://www.kyriad-vannes.fr/restaurant-vannes.html" text:style-name="Internet_20_link" text:visited-style-name="Visited_20_Internet_20_Link"><text:span text:style-name="Strong_20_Emphasis"><text:span text:style-name="T26">https://www.kyriad-vannes.fr/restaurant-vannes.html</text:span></text:span></text:a></text:p>
      <text:p text:style-name="P5"><text:span text:style-name="Strong_20_Emphasis"><text:span text:style-name="T24"/></text:span></text:p>
      <text:h text:style-name="P10" text:outline-level="2"><text:span text:style-name="Strong_20_Emphasis"><text:span text:style-name="T25">L'Annexe</text:span></text:span></text:h>
      <text:p text:style-name="Standard"><text:span text:style-name="Strong_20_Emphasis"><text:span text:style-name="T26">Élise Rollet et David Kiburse, deux jeunes professionnels pleins d'allant, tiennent les rênes de cette maison conviviale. Aux fourneaux, le chef met l’accent sur les produits frais et locaux : le nom des producteurs est fièrement affiché au menu de L’Annexe. </text:span></text:span></text:p>
      <text:p text:style-name="Standard"><text:span text:style-name="Strong_20_Emphasis"><text:span text:style-name="T26"/></text:span></text:p>
      <text:p text:style-name="Standard"><text:span text:style-name="Strong_20_Emphasis"><text:span text:style-name="T26">18 rue Emile Burgault<text:line-break/>56000</text:span></text:span><text:span text:style-name="Strong_20_Emphasis"><text:span text:style-name="T21"> Vannes</text:span></text:span></text:p>
      <text:p text:style-name="Standard"><text:span text:style-name="Strong_20_Emphasis"><text:span text:style-name="T21"/></text:span></text:p>
      <text:p text:style-name="Standard"><text:a xlink:type="simple" xlink:href="https://restaurantlannexe.eatbu.com/" text:style-name="Internet_20_link" text:visited-style-name="Visited_20_Internet_20_Link"><text:span text:style-name="Strong_20_Emphasis"><text:span text:style-name="T21">https://restaurantlannexe.eatbu.com/</text:span></text:span></text:a></text:p>
      <text:p text:style-name="P5"><text:span text:style-name="Strong_20_Emphasis"><text:span text:style-name="T24"/></text:span></text:p>
      <text:p text:style-name="P7"><text:span text:style-name="Strong_20_Emphasis"><text:span text:style-name="T25"><text:line-break/>La Gourmandiere </text:span></text:span></text:p>
      <text:p text:style-name="Text_20_body"><text:span text:style-name="Strong_20_Emphasis"><text:span text:style-name="T21">Après un parcours multi étoilés, Olivier Samson fait non seulement une cuisine au goût du jour, mais une cuisine personnelle, qui lui ressemble avec une palette gaie et colorée, des tons vifs; il n’aime rien tant que l’acide, un peu l’amer, beaucoup la mer…. </text:span></text:span></text:p>
      <text:p text:style-name="Standard"><text:span text:style-name="Strong_20_Emphasis"><text:span text:style-name="T21">18 rue Emile Burgault<text:line-break/>56000 Vannes</text:span></text:span></text:p>
      <text:p text:style-name="Standard"><text:span text:style-name="Strong_20_Emphasis"><text:span text:style-name="T21"/></text:span></text:p>
      <text:p text:style-name="Standard"><text:a xlink:type="simple" xlink:href="http://www.la-gourmandiere.fr/" text:style-name="Internet_20_link" text:visited-style-name="Visited_20_Internet_20_Link"><text:span text:style-name="Strong_20_Emphasis"><text:span text:style-name="T21">http://www.la-gourmandiere.fr/</text:span></text:span></text:a></text:p>
      <text:p text:style-name="Standard"><text:span text:style-name="Strong_20_Emphasis"><text:span text:style-name="T21"/></text:span></text:p>
      <text:p text:style-name="Text_20_body"><text:span text:style-name="Strong_20_Emphasis"><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font cf0721 d7d3b392b6874ee480eabef270de9b86" svg:font-family="'wfont cf0721 d7d3b392b6874ee480eabef270de9b86', 'wf d7d3b392b6874ee480eabef27', 'orig caviar dream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01T17:26:20.36</meta:creation-date>
    <dc:date>2019-04-01T17:42:42.21</dc:date>
    <meta:editing-duration>PT16M21S</meta:editing-duration>
    <meta:editing-cycles>2</meta:editing-cycles>
    <meta:generator>OpenOffice/4.1.6$Win32 OpenOffice.org_project/416m1$Build-9790</meta:generator>
    <meta:document-statistic meta:table-count="0" meta:image-count="0" meta:object-count="0" meta:page-count="2" meta:paragraph-count="34" meta:word-count="463" meta:character-count="3020"/>
  </office:meta>
</office:document-meta>
</file>